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7.512cm" fo:margin-left="0cm" table:align="left"/>
    </style:style>
    <style:style style:name="Table1.A" style:family="table-column">
      <style:table-column-properties style:column-width="17.512cm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Mono" fo:font-size="10pt" officeooo:rsid="0016a3b4" officeooo:paragraph-rsid="0016a3b4" fo:background-color="transparent" style:font-size-asian="10pt" style:font-size-complex="10pt"/>
    </style:style>
    <style:style style:name="P2" style:family="paragraph" style:parent-style-name="Standard">
      <style:text-properties style:font-name="Liberation Sans" fo:font-size="12pt" officeooo:rsid="0016a3b4" officeooo:paragraph-rsid="0016a3b4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0pt" officeooo:rsid="00173a86" officeooo:paragraph-rsid="0018c767" fo:background-color="transparent" style:font-size-asian="10pt" style:font-size-complex="10pt"/>
    </style:style>
    <style:style style:name="P4" style:family="paragraph" style:parent-style-name="Standard">
      <style:text-properties style:font-name="Liberation Serif" fo:font-size="10pt" officeooo:rsid="0018c767" officeooo:paragraph-rsid="0018c767" fo:background-color="transparent" style:font-size-asian="10pt" style:font-size-complex="10pt"/>
    </style:style>
    <style:style style:name="P5" style:family="paragraph" style:parent-style-name="Standard">
      <style:text-properties style:font-name="Liberation Serif" fo:font-size="12pt" officeooo:rsid="0016a3b4" officeooo:paragraph-rsid="0016a3b4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73a86" officeooo:paragraph-rsid="0018c767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8c767" officeooo:paragraph-rsid="0018c767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73a86" officeooo:paragraph-rsid="0018c767" fo:background-color="#ffff00" style:font-size-asian="12pt" style:font-size-complex="12pt"/>
    </style:style>
    <style:style style:name="P9" style:family="paragraph" style:parent-style-name="Standard">
      <style:text-properties style:font-name="Liberation Serif" fo:font-size="11pt" officeooo:rsid="00173a86" officeooo:paragraph-rsid="0018c767" fo:background-color="#ffff00" style:font-size-asian="11pt" style:font-size-complex="11pt"/>
    </style:style>
    <style:style style:name="P10" style:family="paragraph" style:parent-style-name="Standard">
      <style:text-properties fo:font-size="12pt" officeooo:rsid="0016a3b4" officeooo:paragraph-rsid="0016a3b4" fo:background-color="#ffff00" style:font-size-asian="12pt" style:font-size-complex="12pt"/>
    </style:style>
    <style:style style:name="P11" style:family="paragraph" style:parent-style-name="Standard">
      <style:text-properties fo:font-size="12pt" officeooo:rsid="0016a3b4" officeooo:paragraph-rsid="0016a3b4" fo:background-color="transparent" style:font-size-asian="12pt" style:font-size-complex="12pt"/>
    </style:style>
    <style:style style:name="P12" style:family="paragraph" style:parent-style-name="Table_20_Contents">
      <style:text-properties style:font-name="Liberation Mono" fo:font-size="10pt" style:font-size-asian="10pt" style:font-size-complex="10pt"/>
    </style:style>
    <style:style style:name="T1" style:family="text">
      <style:text-properties officeooo:rsid="00173a86"/>
    </style:style>
    <style:style style:name="T2" style:family="text">
      <style:text-properties officeooo:rsid="00180209"/>
    </style:style>
    <style:style style:name="T3" style:family="text">
      <style:text-properties officeooo:rsid="0018c767"/>
    </style:style>
    <style:style style:name="T4" style:family="text">
      <style:text-properties style:font-name="Liberation Mono" fo:font-size="10pt" officeooo:rsid="0016a3b4" style:font-size-asian="10pt" style:font-size-complex="10pt"/>
    </style:style>
    <style:style style:name="T5" style:family="text">
      <style:text-properties style:font-name="Liberation Mono" fo:font-size="10pt" officeooo:rsid="0018c767" style:font-size-asian="10pt" style:font-size-complex="10pt"/>
    </style:style>
    <style:style style:name="T6" style:family="text">
      <style:text-properties style:font-name="Liberation Mono" officeooo:rsid="0016a3b4"/>
    </style:style>
    <style:style style:name="T7" style:family="text">
      <style:text-properties style:font-name="Liberation Mono" officeooo:rsid="0018c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) Сколько списков в lists? Сколько уникальных имен программ в этих списках?</text:p>
      <text:p text:style-name="P10"/>
      <text:p text:style-name="P11">Решение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#!/bin/bash</text:p>
            <text:p text:style-name="P1"/>
            <text:p text:style-name="P1">echo "Кол-во списков в директории lists:"</text:p>
            <text:p text:style-name="P1">find lists/ -type f -name '*.src' | wc -l</text:p>
            <text:p text:style-name="P1">echo "Кол-во уникальных имен программ в списках:"</text:p>
            <text:p text:style-name="P1">cat $(find lists/ -type f -name '*.src') | grep ".src$" -v | sort | uniq | wc -l</text:p>
          </table:table-cell>
        </table:table-row>
      </table:table>
      <text:p text:style-name="P2"/>
      <text:p text:style-name="P5"><text:span text:style-name="T1">1. </text:span>Используем утилиту find для поиска всех списков, флаг -type c параметром f <text:span text:style-name="T2">(file) </text:span>нужен для игнорирования вложенныъ директорий, если они есть, далее с помощью pipe вызываем утилиту wc с флагом -l <text:span text:style-name="T2">(line) </text:span>для подсчета строк вывода команды.</text:p>
      <text:p text:style-name="P5"/>
      <text:p text:style-name="P6">2. <text:s/><text:span text:style-name="T2">С помощью предыдущей команды и утилиты cat передаем содержимое файлов <text:s/>в grep. </text:span><text:span text:style-name="T3">Т.к. в списках могут содержлеаться названия других списков, фильтруем строки используя регулярное выражения </text:span><text:span text:style-name="T6">".src$" </text:span><text:span text:style-name="T7">(ищет все строки которые заканчиваются на .src) </text:span><text:span text:style-name="T3"><text:s/>и флаг -v для инвертирования. Далее сортируем строки командой sort, оставляем уникальные утилитой uniq и считаем кол-во строк.</text:span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span text:style-name="T3">2) </text:span>Зная, что сборка дистрибутива Эл-1 линейная (выполняется обходом всех списков из</text:p>
      <text:p text:style-name="P8">all.src и подсписков в них), требуется построить матрицу смежности программ из его</text:p>
      <text:p text:style-name="P8">состава.</text:p>
      <text:p text:style-name="P7">Решение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#!/bin/bash</text:p>
            <text:p text:style-name="P12"/>
            <text:p text:style-name="P12">declare -A matrix</text:p>
            <text:p text:style-name="P12"/>
            <text:p text:style-name="P12">all=$(cat $(find lists/ -name '*.src') | grep ".src$" -v | sort | uniq);</text:p>
            <text:p text:style-name="P12"/>
            <text:p text:style-name="P12">w="0"</text:p>
            <text:p text:style-name="P12">for filename in $all</text:p>
            <text:p text:style-name="P12">do</text:p>
            <text:p text:style-name="P12"><text:tab/>strlen=${#filename}</text:p>
            <text:p text:style-name="P12"><text:tab/>if [ "$strlen" -gt "$w" ]</text:p>
            <text:p text:style-name="P12"><text:tab/>then</text:p>
            <text:p text:style-name="P12"><text:tab/><text:tab/>w="$strlen"</text:p>
            <text:p text:style-name="P12"><text:tab/>fi</text:p>
            <text:p text:style-name="P12">done</text:p>
            <text:p text:style-name="P12"/>
            <text:p text:style-name="P12">format="%-${w}s"</text:p>
            <text:p text:style-name="P12"/>
            <text:p text:style-name="P12">for filename in $all</text:p>
            <text:p text:style-name="P12">do</text:p>
            <text:p text:style-name="P12"><text:tab/>printf $format $filename</text:p>
            <text:p text:style-name="P12">done</text:p>
            <text:p text:style-name="P12"/>
            <text:p text:style-name="P12">printf "\n"</text:p>
            <text:p text:style-name="P12"/>
            <text:p text:style-name="P12">for filename in $all</text:p>
            <text:p text:style-name="P12">do</text:p>
            <text:p text:style-name="P12"><text:tab/>while read -r line</text:p>
            <text:p text:style-name="P12"><text:tab/>do</text:p>
            <text:p text:style-name="P12"><text:tab/><text:tab/>if [ "$line" != "\"" ] &amp;&amp; [ "$line" != "DEPEND=\"" ]</text:p>
            <text:p text:style-name="P12"><text:tab/><text:tab/>then</text:p>
            <text:p text:style-name="P12"><text:tab/><text:tab/><text:tab/>matrix["$line"]=1</text:p>
            <text:p text:style-name="P12"><text:tab/><text:tab/>fi</text:p>
            <text:p text:style-name="P12"><text:tab/>done &lt; deps/"$filename".deps</text:p>
            <text:p text:style-name="P12"><text:tab/></text:p>
            <text:p text:style-name="P12"><text:tab/>printf $format "$filename "</text:p>
            <text:p text:style-name="P12"><text:tab/>for filename2 in $all:</text:p>
            <text:p text:style-name="P12"><text:tab/>do</text:p>
            <text:p text:style-name="P12"><text:tab/><text:tab/>if [ -v matrix[$filename2] ]</text:p>
            <text:p text:style-name="P12"><text:tab/><text:tab/>then</text:p>
            <text:p text:style-name="P12"><text:tab/><text:tab/><text:tab/>printf $format "1"</text:p>
            <text:p text:style-name="P12"><text:tab/><text:tab/>else</text:p>
            <text:p text:style-name="P12"><text:tab/><text:tab/><text:tab/>printf $format "0"</text:p>
            <text:p text:style-name="P12"><text:tab/><text:tab/>fi</text:p>
            <text:p text:style-name="P12"><text:tab/>done</text:p>
            <text:p text:style-name="P12"><text:tab/>printf "\n"</text:p>
            <text:p text:style-name="P12"><text:tab/></text:p>
            <text:p text:style-name="P12">don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2:26:45.980706661</meta:creation-date>
    <dc:date>2024-12-06T21:16:36.127993790</dc:date>
    <meta:editing-duration>PT3H53M55S</meta:editing-duration>
    <meta:editing-cycles>8</meta:editing-cycles>
    <meta:generator>LibreOffice/7.4.7.2$Linux_X86_64 LibreOffice_project/40$Build-2</meta:generator>
    <meta:document-statistic meta:table-count="2" meta:image-count="0" meta:object-count="0" meta:page-count="2" meta:paragraph-count="54" meta:word-count="271" meta:character-count="1699" meta:non-whitespace-character-count="1437"/>
  </office:meta>
</office:document-meta>
</file>